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f55b3" officeooo:paragraph-rsid="001f55b3" style:font-weight-asian="bold" style:font-weight-complex="bold"/>
    </style:style>
    <style:style style:name="P2" style:family="paragraph" style:parent-style-name="Standard">
      <style:text-properties fo:font-size="12pt" fo:font-weight="normal" officeooo:rsid="001f55b3" officeooo:paragraph-rsid="001f55b3" style:font-weight-asian="normal" style:font-weight-complex="normal"/>
    </style:style>
    <style:style style:name="P3" style:family="paragraph" style:parent-style-name="Standard">
      <style:text-properties fo:font-size="12pt" fo:font-weight="bold" officeooo:rsid="001f55b3" officeooo:paragraph-rsid="001f55b3" style:font-weight-asian="bold" style:font-weight-complex="bold"/>
    </style:style>
    <style:style style:name="P4" style:family="paragraph" style:parent-style-name="Standard">
      <style:text-properties fo:font-size="12pt" style:text-underline-style="none" fo:font-weight="normal" officeooo:rsid="001f55b3" officeooo:paragraph-rsid="001f55b3" style:font-weight-asian="normal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1f55b3" officeooo:paragraph-rsid="001f55b3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OS PERSONALES</text:p>
      <text:p text:style-name="P3">1) ¿CÓMO SE SALUDA?</text:p>
      <text:p text:style-name="P2">!Hola! ?qué tal?</text:p>
      <text:p text:style-name="P2"/>
      <text:p text:style-name="P3">2) ¿CÓMO SE PREGUNTA EL NOMBRE?</text:p>
      <text:p text:style-name="P2">Como te llamas?</text:p>
      <text:p text:style-name="P2"/>
      <text:p text:style-name="P3">3) ¿CÓMO SE PREGUNTA LA EDAD?</text:p>
      <text:p text:style-name="P2">Cuantos años tienes?</text:p>
      <text:p text:style-name="P2"/>
      <text:p text:style-name="P3">4) ¿CÓMO SE PREGUNTA LA NACIONALIDAD Y/O LUGAR DE NACIMIENTO?</text:p>
      <text:p text:style-name="P2">De dónde eres?</text:p>
      <text:p text:style-name="P2"/>
      <text:p text:style-name="P3">5) ¿CÓMO SE PREGUNTA EL NÚMERO DE TELÉFONO?</text:p>
      <text:p text:style-name="P2">Cuál és tú teléfono?</text:p>
      <text:p text:style-name="P2"/>
      <text:p text:style-name="P2"/>
      <text:p text:style-name="P1">DELETREO (NOMBRE/APELLIDO)</text:p>
      <text:p text:style-name="P4">Gustavo → Ge – u – ese – te – a – uve – o</text:p>
      <text:p text:style-name="P4">Fernandes → Efe – e – erre – ene – a – ene – de – e – ese</text:p>
      <text:p text:style-name="P4"/>
      <text:p text:style-name="P4"/>
      <text:p text:style-name="P1">SEIS PALABRAS</text:p>
      <text:list xml:id="list2019900484" text:style-name="L1">
        <text:list-item>
          <text:p text:style-name="P5">Lluvia</text:p>
        </text:list-item>
        <text:list-item>
          <text:p text:style-name="P5">Goma</text:p>
        </text:list-item>
        <text:list-item>
          <text:p text:style-name="P5">Teléfono</text:p>
        </text:list-item>
        <text:list-item>
          <text:p text:style-name="P5">Classe</text:p>
        </text:list-item>
        <text:list-item>
          <text:p text:style-name="P5">Futbol</text:p>
        </text:list-item>
        <text:list-item>
          <text:p text:style-name="P5">Pizar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07:42:13.418285786</meta:creation-date>
    <dc:date>2022-09-06T08:42:08.405723876</dc:date>
    <meta:editing-duration>PT59M56S</meta:editing-duration>
    <meta:editing-cycles>1</meta:editing-cycles>
    <meta:document-statistic meta:table-count="0" meta:image-count="0" meta:object-count="0" meta:page-count="1" meta:paragraph-count="21" meta:word-count="88" meta:character-count="463" meta:non-whitespace-character-count="388"/>
    <meta:generator>LibreOffice/7.4.0.3$Linux_X86_64 LibreOffice_project/40$Build-3</meta:generator>
  </office:meta>
</office:document-meta>
</file>